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5-10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5-04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4-10-2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4-07-2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4-02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3-10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3-07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3-04-27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3-04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3-02-0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12-1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12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12-0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10-2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07-21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04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2-02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1-10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1-07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1-04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1-02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0-10-2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9-10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9-07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9-05-01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9-02-07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8-10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8-07-1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8-04-2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8-02-03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7-10-1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7-06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7-04-07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7-02-13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6-11-1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6-10-25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6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6-04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6-02-1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5-07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5-04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5-02-11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4-11-04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4-07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4-04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4-02-27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4-02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3-12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3-10-09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3-02-1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2-07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2-02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1-05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1-0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1-02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0-1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0-08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0-05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10-02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9-09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9-06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9-02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8-12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8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8-05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8-02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7-10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7-06-2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7-02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6-08-10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6-05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6-03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5-08-31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5-07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5-04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5-02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12-1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10-1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08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06-0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04-20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2004-04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9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9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80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9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7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3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3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1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1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6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8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6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5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5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879</text:p>
          </table:table-cell>
          <table:table-cell office:value-type="string" calcext:value-type="string">
            <text:p>05N/34E-16DDC</text:p>
          </table:table-cell>
          <table:table-cell office:value-type="string" calcext:value-type="string">
            <text:p>195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6" meta:object-count="0"/>
    <meta:user-defined meta:name="AppVersion">3.0</meta:user-defined>
  </office:meta>
</office:document-meta>
</file>